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2.0862in"/>
    </style:style>
    <style:style style:name="co4" style:family="table-column">
      <style:table-column-properties fo:break-before="auto" style:column-width="3.561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283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445in" fo:break-before="auto" style:use-optimal-row-height="fals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798in" fo:break-before="auto" style:use-optimal-row-height="false"/>
    </style:style>
    <style:style style:name="ro7" style:family="table-row">
      <style:table-row-properties style:row-height="1.1291in" fo:break-before="auto" style:use-optimal-row-height="false"/>
    </style:style>
    <style:style style:name="ro8" style:family="table-row">
      <style:table-row-properties style:row-height="0.6217in" fo:break-before="auto" style:use-optimal-row-height="false"/>
    </style:style>
    <style:style style:name="ro9" style:family="table-row">
      <style:table-row-properties style:row-height="0.9839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Times New Roman" fo:font-size="11pt" style:font-size-asian="11pt" style:font-name-complex="Times New Roman" style:font-size-complex="11pt"/>
    </style:style>
    <style:style style:name="ce2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none" fo:border-right="none" fo:border-top="0.0008in solid #000000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Wingdings"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08in solid #000000" fo:border-left="none" fo:border-right="none" fo:border-top="none" style:vertical-align="top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cc99" fo:border="0.0071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wrap-option="wrap" fo:border="0.0008in solid #000000" style:vertical-align="top"/>
      <style:text-properties fo:font-size="11pt" style:font-size-asian="11pt" style:font-name-complex="Arial" style:font-size-complex="11pt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cc99" fo:border="0.0071in solid #000000" style:vertical-align="top"/>
      <style:text-properties fo:font-size="11pt" fo:font-weight="bold" style:font-size-asian="11pt" style:font-weight-asian="bold" style:font-name-complex="Arial" style:font-size-complex="11pt" style:font-weight-complex="bold"/>
    </style:style>
    <style:style style:name="ce18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5126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font-name-complex="Arial"/>
    </style:style>
  </office:automatic-styles>
  <office:body>
    <office:spreadsheet>
      <table:table table:name="Introduction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>
            <text:p><text:span text:style-name="T1">Course name</text:span><text:span text:style-name="T2">: Software Development in Practic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pan text:style-name="T1">Course outlines</text:span><text:span text:style-name="T2">:</text:span></text:p>
          </table:table-cell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Software development Life-cycle (SDLC), CMMI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Create requirement, solution, detailed design for software produc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Perform code review, create unit test case, write unit test code, perform unit tes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Perform cause analysis for improvemen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table:style-name="ce6" office:value-type="string">
            <text:p>Training Outcomes:</text:p>
          </table:table-cell>
          <table:table-cell table:style-name="ce2" table:number-columns-repeated="5"/>
          <table:table-cell table:number-columns-repeated="1018"/>
        </table:table-row>
        <table:table-row table:style-name="ro5">
          <table:table-cell table:style-name="ce3"/>
          <table:table-cell table:style-name="ce13" office:value-type="string" table:number-columns-spanned="5" table:number-rows-spanned="1">
            <text:p>After finished this course, graduate will gain experiences of a programmer. The trainee is reminded and gained the expertise of software process such as Waterfall, Spiral Models; process improvement model such as CMMI.</text:p>
          </table:table-cell>
          <table:covered-table-cell table:number-columns-repeated="4" table:style-name="ce3"/>
          <table:table-cell table:number-columns-repeated="1018"/>
        </table:table-row>
        <table:table-row table:style-name="ro1">
          <table:table-cell table:style-name="ce2" office:value-type="string">
            <text:p><text:span text:style-name="T1">Duration</text:span><text:span text:style-name="T2">:</text:span></text:p>
          </table:table-cell>
          <table:table-cell table:style-name="ce2"/>
          <table:table-cell table:style-name="ce2" office:value-type="string">
            <text:p>2 training days (4h/days) + 2 days for home work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style-name="ce7" office:value-type="string">
            <text:p>Topics:</text:p>
          </table:table-cell>
          <table:table-cell table:style-name="ce3" table:number-columns-repeated="5"/>
          <table:table-cell table:number-columns-repeated="1018"/>
        </table:table-row>
        <table:table-row table:style-name="ro3">
          <table:table-cell table:style-name="ce8" office:value-type="string">
            <text:p>No.</text:p>
          </table:table-cell>
          <table:table-cell table:style-name="ce8" office:value-type="string">
            <text:p>Day</text:p>
          </table:table-cell>
          <table:table-cell table:style-name="ce8" office:value-type="string">
            <text:p>Topic</text:p>
          </table:table-cell>
          <table:table-cell table:style-name="ce17" office:value-type="string">
            <text:p>Topic objectives</text:p>
          </table:table-cell>
          <table:table-cell table:style-name="ce17" office:value-type="string">
            <text:p>Duration (h)</text:p>
          </table:table-cell>
          <table:table-cell table:number-columns-repeated="1019"/>
        </table:table-row>
        <table:table-row table:style-name="ro6">
          <table:table-cell table:style-name="ce9" table:formula="of:=ROW() - ROW([.$A$12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5" office:value-type="string">
            <text:p>Software development Life-cycle</text:p>
          </table:table-cell>
          <table:table-cell table:style-name="ce15" office:value-type="string">
            <text:p><text:span text:style-name="T3">- Understand stages, output of each stage in SDLC</text:span></text:p>
            <text:p><text:span text:style-name="T3">- Comprehensive roles and responsibilities in software development</text:span></text:p>
          </table:table-cell>
          <table:table-cell table:style-name="ce18" office:value-type="time" office:time-value="PT01H00M00S">
            <text:p>1:00</text:p>
          </table:table-cell>
          <table:table-cell table:number-columns-repeated="1019"/>
        </table:table-row>
        <table:table-row table:style-name="ro7">
          <table:table-cell table:style-name="ce9" table:formula="of:=ROW() - ROW([.$A$12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5" office:value-type="string">
            <text:p>Overview CMMI – How to apply into the software development</text:p>
          </table:table-cell>
          <table:table-cell table:style-name="ce15" office:value-type="string">
            <text:p><text:span text:style-name="T3">Can understand and apply some main Process Areas from CMMI:</text:span></text:p>
            <text:p><text:span text:style-name="T3">- REQM - Requirements Management</text:span></text:p>
            <text:p><text:span text:style-name="T3">- CM - Configuration Management</text:span></text:p>
            <text:p><text:span text:style-name="T3">- VER – Verification </text:span></text:p>
            <text:p><text:span text:style-name="T3">- CAR - Causal Analysis and Resolution</text:span></text:p>
          </table:table-cell>
          <table:table-cell table:style-name="ce18" office:value-type="time" office:time-value="PT00H30M00S">
            <text:p>0:30</text:p>
          </table:table-cell>
          <table:table-cell table:number-columns-repeated="1019"/>
        </table:table-row>
        <table:table-row table:style-name="ro6">
          <table:table-cell table:style-name="ce9" table:formula="of:=ROW() - ROW([.$A$12])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Software project introduction</text:p>
          </table:table-cell>
          <table:table-cell table:style-name="ce15" office:value-type="string">
            <text:p><text:span text:style-name="T3">- Can verify software documents by checklist</text:span></text:p>
            <text:p><text:span text:style-name="T3">- Understand coding standard and can apply tools to check code.</text:span></text:p>
            <text:p><text:span text:style-name="T3">- Can define project task list</text:span></text:p>
          </table:table-cell>
          <table:table-cell table:style-name="ce19" office:value-type="time" office:time-value="PT01H00M00S">
            <text:p>1:00</text:p>
          </table:table-cell>
          <table:table-cell table:number-columns-repeated="1019"/>
        </table:table-row>
        <table:table-row table:style-name="ro8">
          <table:table-cell table:style-name="ce9" table:formula="of:=ROW() - ROW([.$A$12])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Plan for home work</text:p>
          </table:table-cell>
          <table:table-cell table:style-name="ce15" office:value-type="string">
            <text:p><text:span text:style-name="T3">- Understand what will be done in homework</text:span></text:p>
            <text:p><text:span text:style-name="T3">- Join the team in googlecode.</text:span></text:p>
            <text:p><text:span text:style-name="T3">- Using Eclipse and TortoiseSVN</text:span></text:p>
          </table:table-cell>
          <table:table-cell table:style-name="ce19" office:value-type="time" office:time-value="PT00H15M00S">
            <text:p>0:15</text:p>
          </table:table-cell>
          <table:table-cell table:number-columns-repeated="1019"/>
        </table:table-row>
        <table:table-row table:style-name="ro9">
          <table:table-cell table:style-name="ce9" table:formula="of:=ROW() - ROW([.$A$12])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15" office:value-type="string">
            <text:p>Workshop – review</text:p>
            <text:p>Home work</text:p>
          </table:table-cell>
          <table:table-cell table:style-name="ce15" office:value-type="string">
            <text:p><text:span text:style-name="T3">- Comprehensive applying coding standard in software development</text:span></text:p>
            <text:p><text:span text:style-name="T3">- Can practice the method of cross-check/peer review source code</text:span></text:p>
            <text:p><text:span text:style-name="T3">- Perform Unit Test</text:span></text:p>
          </table:table-cell>
          <table:table-cell table:style-name="ce19" office:value-type="time" office:time-value="PT01H30M00S">
            <text:p>1:30</text:p>
          </table:table-cell>
          <table:table-cell table:number-columns-repeated="1019"/>
        </table:table-row>
        <table:table-row table:style-name="ro5">
          <table:table-cell table:style-name="ce9" table:formula="of:=ROW() - ROW([.$A$12])" office:value-type="float" office:value="7">
            <text:p>7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Workshop – CMMI applying</text:p>
          </table:table-cell>
          <table:table-cell table:style-name="ce15" office:value-type="string">
            <text:p><text:span text:style-name="T3">- To identify causes of selected outcomes and take action to improve</text:span></text:p>
            <text:p><text:span text:style-name="T3">- Review the software project by CMMI's PA</text:span></text:p>
          </table:table-cell>
          <table:table-cell table:style-name="ce19" office:value-type="time" office:time-value="PT01H30M00S">
            <text:p>1:3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Prerequisites</text:p>
          </table:table-cell>
          <table:table-cell table:style-name="ce10"/>
          <table:table-cell table:style-name="ce11"/>
          <table:table-cell table:number-columns-repeated="1021"/>
        </table:table-row>
        <table:table-row table:style-name="ro3">
          <table:table-cell table:style-name="ce10"/>
          <table:table-cell table:style-name="ce11" office:value-type="string">
            <text:p>- Have background about OOP</text:p>
          </table:table-cell>
          <table:table-cell table:style-name="ce11"/>
          <table:table-cell table:number-columns-repeated="1021"/>
        </table:table-row>
        <table:table-row table:style-name="ro10">
          <table:table-cell table:style-name="ce11"/>
          <table:table-cell table:style-name="ce11" office:value-type="string">
            <text:p>- Have knowledge about Java Web Application Programming: JSP, Servlet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1"/>
          <table:table-cell table:style-name="ce11" office:value-type="string">
            <text:p>- Have skill to develop a small project by Java with following: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2" table:number-columns-repeated="2"/>
          <table:table-cell table:style-name="ce16" office:value-type="string">
            <text:p>+ Java Script, CSS</text:p>
          </table:table-cell>
          <table:table-cell table:number-columns-repeated="1021"/>
        </table:table-row>
        <table:table-row table:style-name="ro10">
          <table:table-cell table:style-name="ce11" table:number-columns-repeated="2"/>
          <table:table-cell table:style-name="ce11" office:value-type="string">
            <text:p>+ JSP, Taglib</text:p>
          </table:table-cell>
          <table:table-cell table:number-columns-repeated="1021"/>
        </table:table-row>
        <table:table-row table:style-name="ro10">
          <table:table-cell table:style-name="ce11" table:number-columns-repeated="2"/>
          <table:table-cell table:style-name="ce11" office:value-type="string">
            <text:p>+ Servlet</text:p>
          </table:table-cell>
          <table:table-cell table:number-columns-repeated="1021"/>
        </table:table-row>
        <table:table-row table:style-name="ro3">
          <table:table-cell table:style-name="ce11" table:number-columns-repeated="2"/>
          <table:table-cell table:style-name="ce11" office:value-type="string">
            <text:p>+ Hibernate</text:p>
          </table:table-cell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number:text>-¥</number:text>
      <number:number number:decimal-places="0" number:min-integer-digits="1" number:grouping="true"/>
      <style:map style:condition="value()&gt;=0" style:apply-style-name="N116P0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currency-symbol/>
      <number:text>- </number:text>
    </number:currency-style>
    <number:text-style style:name="N5134" number:language="en" number:country="U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3in" fo:margin-bottom="0.2in" fo:margin-left="0.3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sheet-name>???</text:sheet-name></text:p>
        </style:region-right>
      </style:header>
      <style:header-left style:display="false"/>
      <style:foo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04/24/2011</text:date>, <text:time>02:01:5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24T01:46:18.46</meta:creation-date>
    <dc:date>2011-04-24T02:01:57.36</dc:date>
    <dc:creator>Thạch Lê</dc:creator>
    <meta:editing-duration>PT15M38S</meta:editing-duration>
    <meta:editing-cycles>2</meta:editing-cycles>
    <meta:generator>OpenOffice.org/3.3$Win32 OpenOffice.org_project/330m20$Build-9567</meta:generator>
    <meta:document-statistic meta:table-count="1" meta:cell-count="58" meta:object-count="0"/>
  </office:meta>
</office:document-meta>
</file>